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" svg:font-family="San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fo:font-size="8pt" officeooo:rsid="0014f949" officeooo:paragraph-rsid="0014f949" style:font-size-asian="8pt" style:font-size-complex="8pt"/>
    </style:style>
    <style:style style:name="P2" style:family="paragraph" style:parent-style-name="Standard">
      <style:text-properties officeooo:rsid="000d4cd9" officeooo:paragraph-rsid="000d4cd9"/>
    </style:style>
    <style:style style:name="P3" style:family="paragraph" style:parent-style-name="Standard">
      <style:text-properties officeooo:rsid="000d4cd9" officeooo:paragraph-rsid="00129098"/>
    </style:style>
    <style:style style:name="P4" style:family="paragraph" style:parent-style-name="Standard">
      <style:paragraph-properties fo:margin-left="-0.4925in" fo:margin-right="0in" fo:text-indent="0in" style:auto-text-indent="false"/>
      <style:text-properties officeooo:rsid="000d4cd9" officeooo:paragraph-rsid="000d4cd9"/>
    </style:style>
    <style:style style:name="P5" style:family="paragraph" style:parent-style-name="Text_20_body">
      <style:text-properties officeooo:rsid="001a4931" officeooo:paragraph-rsid="001a4931"/>
    </style:style>
    <style:style style:name="P6" style:family="paragraph" style:parent-style-name="Standard" style:list-style-name="L1">
      <style:text-properties officeooo:rsid="000d4cd9" officeooo:paragraph-rsid="000d4cd9"/>
    </style:style>
    <style:style style:name="P7" style:family="paragraph" style:parent-style-name="Standard">
      <style:text-properties officeooo:rsid="000d4cd9" officeooo:paragraph-rsid="000d4cd9"/>
    </style:style>
    <style:style style:name="P8" style:family="paragraph" style:parent-style-name="Standard">
      <style:text-properties officeooo:rsid="0017555e" officeooo:paragraph-rsid="0017555e"/>
    </style:style>
    <style:style style:name="P9" style:family="paragraph" style:parent-style-name="Standard">
      <style:text-properties officeooo:rsid="0018e6ac" officeooo:paragraph-rsid="0018e6ac"/>
    </style:style>
    <style:style style:name="P10" style:family="paragraph" style:parent-style-name="Standard">
      <style:paragraph-properties fo:margin-left="-0.4925in" fo:margin-right="0in" fo:text-indent="0in" style:auto-text-indent="false"/>
      <style:text-properties officeooo:rsid="000d4cd9" officeooo:paragraph-rsid="000d4cd9"/>
    </style:style>
    <style:style style:name="P11" style:family="paragraph" style:parent-style-name="Standard">
      <style:paragraph-properties fo:margin-left="-0.4925in" fo:margin-right="0in" fo:text-indent="0in" style:auto-text-indent="false"/>
      <style:text-properties officeooo:rsid="000ed487" officeooo:paragraph-rsid="000d4cd9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555e"/>
    </style:style>
    <style:style style:name="T3" style:family="text">
      <style:text-properties fo:color="#888a85" style:font-name="Sans" fo:font-size="10pt" style:font-size-asian="10pt"/>
    </style:style>
    <style:style style:name="T4" style:family="text">
      <style:text-properties fo:color="#888a85" style:font-name="Sans" fo:font-size="10pt" style:text-underline-style="solid" style:text-underline-width="auto" style:text-underline-color="font-color" style:font-size-asian="10pt"/>
    </style:style>
    <style:style style:name="T5" style:family="text">
      <style:text-properties fo:color="#ccdf32" style:font-name="Sans" fo:font-size="10pt" fo:font-weight="bold" style:font-size-asian="10pt" style:font-weight-asian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INFOIBV – 2013/2014</text:h>
      <text:p text:style-name="P3"><text:span text:style-name="T2">Supporting documentation</text:span>: <text:span text:style-name="T2">practical assignment</text:span></text:p>
      <text:p text:style-name="P2"/>
      <text:p text:style-name="P2">This document is part of the practical assignment program it shortly describes <text:span text:style-name="T2">the working of the different programmed pipelines to segment images'</text:span></text:p>
      <text:p text:style-name="P2"/>
      <text:p text:style-name="P2">The program we have developed is a terminal only program. It is programmed in C++ and compiled with a C++11 compiler. <text:span text:style-name="T2">It's originally developed in Linux and later on compiled for Windows.</text:span></text:p>
      <text:p text:style-name="P2">The program can be started by executing <text:span text:style-name="T2">INFOIBV</text:span> from a command prompt in Windows. <text:span text:style-name="T2">There are six different pipelines programmed each according to a different image.</text:span></text:p>
      <text:p text:style-name="P8">Because we miss understood the assignment we made different pipelines for different images instead of just one pipeline which can be used to detect the same object in different images.</text:p>
      <text:p text:style-name="P8">Therefor we discussed this issue and were granted to make a bit longer explanation to describe each of the pipelines.</text:p>
      <text:p text:style-name="P8">In order to fulfill the assignment we have chose the xray pipeline as our most mature pipeline and we will describe this pipeline a bit more extensive than the others.</text:p>
      <text:p text:style-name="P8"/>
      <text:p text:style-name="P9">All the descriptions below are also shortly stated in the 'images.h' file.</text:p>
      <text:h text:style-name="Heading_20_2" text:outline-level="2">Xray</text:h>
      <text:p text:style-name="Standard"><text:span text:style-name="T3">/*</text:span></text:p>
      <text:p text:style-name="P12"><text:span text:style-name="T3"><text:s/>* Solve the xray.png search for steel objects within the person centered in the image.</text:span></text:p>
      <text:p text:style-name="P12"><text:span text:style-name="T3"><text:s/>* it does:</text:span></text:p>
      <text:p text:style-name="P12"><text:span text:style-name="T3"><text:s/>* - to gray scale</text:span></text:p>
      <text:p text:style-name="P12"><text:span text:style-name="T3"><text:s/>* - thresholding</text:span></text:p>
      <text:p text:style-name="P12"><text:span text:style-name="T3"><text:s/>* - inverse of thresholded</text:span></text:p>
      <text:p text:style-name="P12"><text:span text:style-name="T3"><text:s/>* - inverse of gray scale image</text:span></text:p>
      <text:p text:style-name="P12"><text:span text:style-name="T3"><text:s/>* - geoDesicDilate from background on inverse </text:span><text:span text:style-name="T4">grayscale</text:span></text:p>
      <text:p text:style-name="P12"><text:span text:style-name="T3"><text:s/>* - subtract geoDesicDilate output from inverse thresholded image</text:span></text:p>
      <text:p text:style-name="P12"><text:span text:style-name="T3"><text:s/>* - threshold of above, for </text:span><text:span text:style-name="T4">silhoutte</text:span><text:span text:style-name="T3"> determination and detection</text:span></text:p>
      <text:p text:style-name="P12"><text:span text:style-name="T3"><text:s/>* - </text:span><text:span text:style-name="T4">labelling</text:span></text:p>
      <text:p text:style-name="P12"><text:span text:style-name="T3"><text:s/>*/</text:span></text:p>
      <text:p text:style-name="P5"/>
      <text:h text:style-name="Heading_20_2" text:outline-level="2">balloons</text:h>
      <text:p text:style-name="Standard"><text:span text:style-name="T3">/*</text:span></text:p>
      <text:p text:style-name="P12"><text:span text:style-name="T3"><text:s/>* This function will solve the picture balloons.png</text:span></text:p>
      <text:p text:style-name="P12"><text:span text:style-name="T3"><text:s/>* It does:</text:span></text:p>
      <text:p text:style-name="P12"><text:span text:style-name="T3"><text:s/>* <text:s/>- gray level</text:span></text:p>
      <text:p text:style-name="P12"><text:span text:style-name="T3"><text:s/>* <text:s/>- x-derivative function <text:s text:c="2"/>++ - SKIZ</text:span></text:p>
      <text:p text:style-name="P12"><text:span text:style-name="T3"><text:s/>* <text:s/></text:span><text:span text:style-name="T5">TODO</text:span><text:span text:style-name="T3"> not working yet</text:span></text:p>
      <text:p text:style-name="P12"><text:span text:style-name="T3"><text:s/>*/</text:span></text:p>
      <text:h text:style-name="Heading_20_2" text:outline-level="2">cheese</text:h>
      <text:p text:style-name="Standard"><text:span text:style-name="T3">/*</text:span></text:p>
      <text:p text:style-name="P12"><text:span text:style-name="T3"><text:s/>* Solve the xray.png search for steel objects within the person centered in the image.</text:span></text:p>
      <text:p text:style-name="P12"><text:span text:style-name="T3"><text:s/>* it does:</text:span></text:p>
      <text:p text:style-name="P12"><text:span text:style-name="T3"><text:s/>* - to gray scale</text:span></text:p>
      <text:p text:style-name="P12"><text:span text:style-name="T3"><text:s/>* - thresholding</text:span></text:p>
      <text:p text:style-name="P12"><text:span text:style-name="T3"><text:s/>* - inverse of thresholded</text:span></text:p>
      <text:p text:style-name="P12"><text:span text:style-name="T3"><text:s/>* - inverse of gray scale image</text:span></text:p>
      <text:p text:style-name="P12"><text:soft-page-break/><text:span text:style-name="T3"><text:s/>* - geoDesicDilate from background on inverse </text:span><text:span text:style-name="T4">grayscale</text:span></text:p>
      <text:p text:style-name="P12"><text:span text:style-name="T3"><text:s/>* - subtract geoDesicDilate output from inverse thresholded image</text:span></text:p>
      <text:p text:style-name="P12"><text:span text:style-name="T3"><text:s/>* - threshold of above, for </text:span><text:span text:style-name="T4">silhoutte</text:span><text:span text:style-name="T3"> determination and detection</text:span></text:p>
      <text:p text:style-name="P12"><text:span text:style-name="T3"><text:s/>* - </text:span><text:span text:style-name="T4">labelling</text:span></text:p>
      <text:p text:style-name="P12"><text:span text:style-name="T3"><text:s/>*/</text:span></text:p>
      <text:p text:style-name="Text_20_body"/>
      <text:h text:style-name="Heading_20_2" text:outline-level="2">Balls</text:h>
      <text:p text:style-name="Standard"><text:span text:style-name="T3">/*</text:span></text:p>
      <text:p text:style-name="P12"><text:span text:style-name="T3"><text:s/>* Solve the picture balls.png</text:span></text:p>
      <text:p text:style-name="P12"><text:span text:style-name="T3"><text:s/>* <text:s/>it does:</text:span></text:p>
      <text:p text:style-name="P12"><text:span text:style-name="T3"><text:s/>* <text:s/>- gray level</text:span></text:p>
      <text:p text:style-name="P12"><text:span text:style-name="T3"><text:s/>* <text:s/>- median filter</text:span></text:p>
      <text:p text:style-name="P12"><text:span text:style-name="T3"><text:s/>* <text:s/>- histogram</text:span></text:p>
      <text:p text:style-name="P12"><text:span text:style-name="T3"><text:s/>* <text:s/>- thresholding</text:span></text:p>
      <text:p text:style-name="P12"><text:span text:style-name="T3"><text:s/>* <text:s/>- </text:span><text:span text:style-name="T4">erode</text:span><text:span text:style-name="T3"> 25x</text:span></text:p>
      <text:p text:style-name="P12"><text:span text:style-name="T3"><text:s/>* <text:s/>- dilate 25x</text:span></text:p>
      <text:p text:style-name="P12"><text:span text:style-name="T3"><text:s/>* <text:s/>- label image</text:span></text:p>
      <text:p text:style-name="P12"><text:span text:style-name="T3"><text:s/>*/</text:span></text:p>
      <text:p text:style-name="Text_20_body"/>
      <text:h text:style-name="Heading_20_2" text:outline-level="2">boltsnuts</text:h>
      <text:p text:style-name="Standard"/>
      <text:h text:style-name="Heading_20_2" text:outline-level="2">road</text:h>
      <text:p text:style-name="Standard"><text:span text:style-name="T3">/*</text:span></text:p>
      <text:p text:style-name="P12"><text:span text:style-name="T3"><text:s/>* Solve road.png, detect highway in picture</text:span></text:p>
      <text:p text:style-name="P12"><text:span text:style-name="T3"><text:s/>* it does:</text:span></text:p>
      <text:p text:style-name="P12"><text:span text:style-name="T3"><text:s/>* - to gray scale</text:span></text:p>
      <text:p text:style-name="P12"><text:span text:style-name="T3"><text:s/>* - </text:span><text:span text:style-name="T4">gaussian</text:span><text:span text:style-name="T3"> filter</text:span></text:p>
      <text:p text:style-name="P12"><text:span text:style-name="T3"><text:s/>* - quantization with 8 levels</text:span></text:p>
      <text:p text:style-name="P12"><text:span text:style-name="T3"><text:s/>* - histogram</text:span></text:p>
      <text:p text:style-name="P12"><text:span text:style-name="T3"><text:s/>* - histogram equalize</text:span></text:p>
      <text:p text:style-name="P12"><text:span text:style-name="T3"><text:s/>* - histogram to determine differences</text:span></text:p>
      <text:p text:style-name="P12"><text:span text:style-name="T3"><text:s/>* - thresholding</text:span></text:p>
      <text:p text:style-name="P12"><text:span text:style-name="T3"><text:s/>* - dilation 3x</text:span></text:p>
      <text:p text:style-name="P12"><text:span text:style-name="T3"><text:s/>* - inverse of dilation result</text:span></text:p>
      <text:p text:style-name="P12"><text:span text:style-name="T3"><text:s/>* - geoDesicDilate</text:span></text:p>
      <text:p text:style-name="P12"><text:span text:style-name="T3"><text:s/>*/</text:span></text:p>
      <text:p text:style-name="Text_20_body"/>
      <text:p text:style-name="P4"/>
      <text:p text:style-name="P1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" svg:font-family="San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8pt" officeooo:rsid="0014f949" officeooo:paragraph-rsid="0014f949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ootnote">
      <style:footer>
        <text:p text:style-name="MP1">Frank Uijtewaal, F130694</text:p>
        <text:p text:style-name="MP1">Jeroen van Prooijen, F130693</text:p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5T21:00:37.245113689</meta:creation-date>
    <dc:date>2014-01-25T22:29:35.738987539</dc:date>
    <meta:editing-duration>PT42M44S</meta:editing-duration>
    <meta:editing-cycles>10</meta:editing-cycles>
    <meta:generator>LibreOffice/4.1.4.2$Linux_X86_64 LibreOffice_project/0a0440ccc0227ad9829de5f46be37cfb6edcf72</meta:generator>
    <meta:document-statistic meta:table-count="0" meta:image-count="0" meta:object-count="0" meta:page-count="2" meta:paragraph-count="73" meta:word-count="452" meta:character-count="2588" meta:non-whitespace-character-count="2144"/>
  </office:meta>
</office:document-meta>
</file>